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Preformatted_20_Text">
      <style:text-properties officeooo:paragraph-rsid="0096531c"/>
    </style:style>
    <style:style style:name="P8" style:family="paragraph" style:parent-style-name="Heading_20_3">
      <style:text-properties officeooo:paragraph-rsid="00cad941"/>
    </style:style>
    <style:style style:name="P9" style:family="paragraph" style:parent-style-name="Heading_20_3">
      <style:text-properties officeooo:rsid="00ccd3b6" officeooo:paragraph-rsid="00ccd3b6"/>
    </style:style>
    <style:style style:name="P10" style:family="paragraph" style:parent-style-name="Preformatted_20_Text">
      <style:text-properties officeooo:paragraph-rsid="00bb4b11"/>
    </style:style>
    <style:style style:name="P11" style:family="paragraph" style:parent-style-name="Preformatted_20_Text">
      <style:text-properties officeooo:paragraph-rsid="00bdaedd"/>
    </style:style>
    <style:style style:name="P12" style:family="paragraph" style:parent-style-name="Text_20_body" style:list-style-name="L1"/>
    <style:style style:name="P13" style:family="paragraph" style:parent-style-name="Text_20_body" style:list-style-name="L1">
      <style:text-properties officeooo:paragraph-rsid="00b710ad"/>
    </style:style>
    <style:style style:name="P14" style:family="paragraph" style:parent-style-name="Text_20_body">
      <style:text-properties officeooo:rsid="00b9f527" officeooo:paragraph-rsid="00b9f527"/>
    </style:style>
    <style:style style:name="P15" style:family="paragraph" style:parent-style-name="Text_20_body">
      <style:text-properties officeooo:paragraph-rsid="00c266c2"/>
    </style:style>
    <style:style style:name="P16" style:family="paragraph" style:parent-style-name="Text_20_body">
      <style:text-properties officeooo:paragraph-rsid="00c390f4"/>
    </style:style>
    <style:style style:name="P17" style:family="paragraph" style:parent-style-name="Text_20_body">
      <style:text-properties officeooo:rsid="00c91dea" officeooo:paragraph-rsid="00c91dea"/>
    </style:style>
    <style:style style:name="P18" style:family="paragraph" style:parent-style-name="Text_20_body" style:list-style-name="L2">
      <style:text-properties officeooo:rsid="00c91dea" officeooo:paragraph-rsid="00c91dea"/>
    </style:style>
    <style:style style:name="P19" style:family="paragraph" style:parent-style-name="Text_20_body">
      <style:text-properties officeooo:rsid="00c91dea" officeooo:paragraph-rsid="00ccda5c"/>
    </style:style>
    <style:style style:name="P20" style:family="paragraph" style:parent-style-name="Text_20_body">
      <style:text-properties officeooo:paragraph-rsid="00b185bb"/>
    </style:style>
    <style:style style:name="P21" style:family="paragraph" style:parent-style-name="Text_20_body">
      <style:text-properties officeooo:rsid="00b371f9" officeooo:paragraph-rsid="00b371f9"/>
    </style:style>
    <style:style style:name="P22" style:family="paragraph" style:parent-style-name="Text_20_body">
      <style:text-properties officeooo:rsid="00ca3502" officeooo:paragraph-rsid="00ca3502"/>
    </style:style>
    <style:style style:name="P23" style:family="paragraph" style:parent-style-name="Text_20_body">
      <style:text-properties officeooo:paragraph-rsid="00cad941"/>
    </style:style>
    <style:style style:name="P24" style:family="paragraph" style:parent-style-name="Text_20_body">
      <style:text-properties officeooo:paragraph-rsid="00cb00fa"/>
    </style:style>
    <style:style style:name="P25" style:family="paragraph" style:parent-style-name="Text_20_body">
      <style:text-properties officeooo:rsid="00cb7ffd" officeooo:paragraph-rsid="00cb7ffd"/>
    </style:style>
    <style:style style:name="P26" style:family="paragraph" style:parent-style-name="Text_20_body">
      <style:text-properties officeooo:rsid="00cdc072" officeooo:paragraph-rsid="00cdc072"/>
    </style:style>
    <style:style style:name="P27" style:family="paragraph" style:parent-style-name="Text_20_body">
      <style:text-properties officeooo:paragraph-rsid="00cdc072"/>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officeooo:rsid="00a084ad"/>
    </style:style>
    <style:style style:name="T35" style:family="text">
      <style:text-properties fo:font-style="italic" style:font-style-asian="italic" style:font-style-complex="italic"/>
    </style:style>
    <style:style style:name="T36" style:family="text">
      <style:text-properties fo:font-style="italic" officeooo:rsid="00cc9400"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cc9400" style:font-style-asian="normal" style:font-style-complex="normal"/>
    </style:style>
    <style:style style:name="T39" style:family="text">
      <style:text-properties fo:font-style="normal" style:font-style-asian="normal" style:font-weight-asian="normal" style:font-style-complex="normal" style:font-weight-complex="normal"/>
    </style:style>
    <style:style style:name="T40" style:family="text">
      <style:text-properties fo:font-style="normal" officeooo:rsid="00cc9400"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cc9400"/>
    </style:style>
    <style:style style:name="T43" style:family="text">
      <style:text-properties officeooo:rsid="00ccda5c"/>
    </style:style>
    <style:style style:name="T44" style:family="text">
      <style:text-properties officeooo:rsid="00cdc072"/>
    </style:style>
    <style:style style:name="T4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9">DSD puede ejecutarse en los sistemas operativos habituales. Las instrucciones a continuación se detallan para el sistema operativo Ubuntu-Linux, pero los procedimientos generales son semejantes en otros sistemas, y su usuario podrá trasladarlos facilmente, <text:span text:style-name="T43">teniendo en cuanta también que el modo de indicar los directorios y la localización de los archivos de usuario pueden variar.</text:span></text:p>
      <text:p text:style-name="P17">Los pasos son:</text:p>
      <text:list xml:id="list182708919" text:style-name="L2">
        <text:list-item>
          <text:p text:style-name="P18">Instalar GNU-Octave, más los paquetes de funciones necesarios.</text:p>
        </text:list-item>
        <text:list-item>
          <text:p text:style-name="P18">Instalar git.</text:p>
        </text:list-item>
        <text:list-item>
          <text:p text:style-name="P18">Instalar DSD con git.</text:p>
        </text:list-item>
        <text:list-item>
          <text:p text:style-name="P18">Dar de alta el directorio de DSD en la ruta de búsqueda de Octave.</text:p>
        </text:list-item>
        <text:list-item>
          <text:p text:style-name="P18">Dar de alta el directorio de DSD en la ruta de <text:span text:style-name="T24">búsqueda</text:span> de ejecutables <text:span text:style-name="T32">de</text:span>l sistema operativo.</text:p>
        </text:list-item>
      </text:list>
      <text:h text:style-name="Heading_20_3" text:outline-level="3">Octave</text:h>
      <text:p text:style-name="P22">En Ubuntu-Linux: <text:span text:style-name="T19">‘</text:span><text:span text:style-name="User_20_Entry"><text:span text:style-name="T19">sudo apt install </text:span></text:span><text:span text:style-name="User_20_Entry">octave</text:span><text:span text:style-name="T19">’.</text:span></text:p>
      <text:p text:style-name="P20"><text:span text:style-name="T19">Es necesario que estén instalados los siguientes paquetes de Octave: control, general, io, signal y statistics. Dependiendo del sistema operativo esto se consigue de formas diferentes. En Ubuntu-Linux, por ejemplo, se ejecutaría la orden:</text:span></text:p>
      <text:p text:style-name="P6">‘<text:span text:style-name="User_20_Entry">sudo apt install octave‑control octave‑general octave‑io octave‑signal octave‑statistics</text:span>’</text:p>
      <text:p text:style-name="P21">Es posible que la distribución de octave para algunos sistemas operativos ya tenga los paquetes necesarios instalados. Puede comprobarse ejecutando en la línea de órdenes de Octave la orden <text:span text:style-name="Código_20_inline">pkg list</text:span>.</text:p>
      <text:p text:style-name="P24">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22">En Ubuntu-Linux: <text:span text:style-name="T19">‘</text:span><text:span text:style-name="User_20_Entry"><text:span text:style-name="T19">sudo apt install git</text:span></text:span><text:span text:style-name="T19">’.</text:span></text:p>
      <text:p text:style-name="P23">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8" text:outline-level="3"><text:soft-page-break/>DSD</text:h>
      <text:p text:style-name="P25">Cambiar al directorio bajo el que se quiera instalar DSD, por ejemplo: ‘<text:span text:style-name="Source_20_Text">cd /home/[user]</text:span>’, <text:span text:style-name="T42">donde [user] se cambiará por el nombre de usuario real.</text:span></text:p>
      <text:p text:style-name="P25">Clonar con git el repositorio de DSD: ‘<text:span text:style-name="User_20_Entry">git clone https://github.com/rripio/DSD</text:span>’.</text:p>
      <text:h text:style-name="P9" text:outline-level="3">Ruta de octave</text:h>
      <text:p text:style-name="Text_20_body"><text:span text:style-name="T34">Abrir Octave, y en su línea de órdenes, escribir la secuencia:</text:span></text:p>
      <text:p text:style-name="Text_20_body"><text:span text:style-name="Código_20_inline">addpath(genpath('/</text:span><text:span text:style-name="Código_20_inline"><text:span text:style-name="T42">home</text:span></text:span><text:span text:style-name="Código_20_inline">/[us</text:span><text:span text:style-name="Código_20_inline"><text:span text:style-name="T42">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26">Editar el fichero de usuario <text:span text:style-name="Nombre_20_de_20_archivo"><text:span text:style-name="T37">/home/</text:span></text:span><text:span text:style-name="Nombre_20_de_20_archivo"><text:span text:style-name="T38">[user]/.</text:span></text:span><text:span text:style-name="Nombre_20_de_20_archivo"><text:span text:style-name="T37">bashrc</text:span></text:span><text:span text:style-name="Nombre_20_de_20_archivo"><text:span text:style-name="T41"> y añadir:</text:span></text:span></text:p>
      <text:p text:style-name="Preformatted_20_Text"><text:span text:style-name="Nombre_20_de_20_archivo"><text:span text:style-name="T41"># Añade DSD al path<text:line-break/>PATH=$PATH:</text:span></text:span><text:span text:style-name="T39">/home/</text:span><text:span text:style-name="T40">[user]/</text:span><text:span text:style-name="Nombre_20_de_20_archivo"><text:span text:style-name="T41">DSD/src</text:span></text:span></text:p>
      <text:p text:style-name="P27"><text:span text:style-name="T44">Recordamos que [user] se cambiará por el nombre de usuario real.</text:span></text:p>
      <text:h text:style-name="Heading_20_1" text:outline-level="1">Confección de los filtros</text:h>
      <text:p text:style-name="Text_20_body">El procedimiento es el siguiente:</text:p>
      <text:list xml:id="list3281894546" text:style-name="L1">
        <text:list-item>
          <text:p text:style-name="P12">Elaboración de los archivos de respuesta en frecuencia de los diferentes altavoces de la caja acústica.</text:p>
        </text:list-item>
        <text:list-item>
          <text:p text:style-name="P12">Elección de las frecuencias de corte y del tipo de crossover en cada corte.</text:p>
        </text:list-item>
        <text:list-item>
          <text:p text:style-name="P12">Escribir los parámetros del filtro en los correspondientes archivos de guión (extensión <text:span text:style-name="Nombre_20_de_20_archivo">.xof</text:span>), uno por cada vía.</text:p>
        </text:list-item>
        <text:list-item>
          <text:p text:style-name="P13">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12">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15">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16">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14">‘<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10">% datos de usuario<text:line-break/>inputfiles = {'t','m'};<text:line-break/>fs = [44100,48000];<text:line-break/>filtertypes = {'lp','mp'};<text:line-break/>% fin datos</text:p>
      <text:p text:style-name="P11"><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7"><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28"><text:span text:style-name="T4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0T10:58:58.239176366</dc:date>
    <meta:printed-by>R R</meta:printed-by>
    <meta:print-date>2007-08-24T21:33:41</meta:print-date>
    <meta:editing-cycles>623</meta:editing-cycles>
    <meta:editing-duration>P6DT3H20M11S</meta:editing-duration>
    <meta:document-statistic meta:table-count="0" meta:image-count="0" meta:object-count="0" meta:page-count="16" meta:paragraph-count="290" meta:word-count="4208" meta:character-count="25843" meta:non-whitespace-character-count="21657"/>
    <meta:user-defined meta:name="Info 1"/>
    <meta:user-defined meta:name="Info 2"/>
    <meta:user-defined meta:name="Info 3"/>
    <meta:user-defined meta:name="Info 4"/>
  </office:meta>
</office:document-meta>
</file>